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7.5cm" fo:min-width="26.25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34cm" fo:min-width="0.384cm" loext:decorative="fals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cm" fo:min-width="16.75cm" loext:decorative="fals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cm" fo:min-width="16.75cm" loext:decorative="false"/>
    </style:style>
    <style:style style:name="gr6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5cm" fo:min-width="12cm" loext:decorative="false"/>
    </style:style>
    <style:style style:name="gr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.5cm" fo:min-width="9.75cm" loext:decorative="false"/>
    </style:style>
    <style:style style:name="gr8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1.5cm" fo:min-width="4.75cm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3cm" fo:min-width="10cm" loext:decorative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8.25cm" loext:decorative="false"/>
    </style:style>
    <style:style style:name="gr11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13cm" loext:decorative="fals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75cm" loext:decorative="false"/>
    </style:style>
    <style:style style:name="gr13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13cm" fo:min-width="24.25cm" loext:decorative="false"/>
    </style:style>
    <style:style style:name="gr14" style:family="graphic" style:parent-style-name="standard">
      <style:graphic-properties svg:stroke-color="#000000" draw:stroke-linejoin="round" svg:stroke-linecap="butt" draw:fill-color="#000000" draw:textarea-horizontal-align="justify" draw:textarea-vertical-align="middle" draw:auto-grow-height="false" fo:min-height="9.9cm" fo:min-width="6.1cm" loext:decorative="false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8cm" fo:min-width="25.25cm" loext:decorative="false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9.8cm" fo:min-width="25.25cm" loext:decorative="fals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9.5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7.25cm" svg:height="1.25cm" svg:x="6.2cm" svg:y="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1.25cm" svg:x="25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5" draw:text-style-name="P1" draw:layer="layout" svg:width="17.25cm" svg:height="8.25cm" svg:x="6.25cm" svg:y="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2.5cm" svg:height="0.75cm" svg:x="8.6cm" svg:y="9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0.25cm" svg:height="0.75cm" svg:x="9.7cm" svg:y="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5.25cm" svg:height="1.75cm" svg:x="12.4cm" svg:y="13.1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5cm" svg:height="13.2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75cm" svg:height="1.5cm" svg:x="2.45cm" svg:y="2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4" draw:layer="layout" svg:width="13.5cm" svg:height="13.25cm" svg:x="13.75cm" svg:y="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1.25cm" svg:height="1.5cm" svg:x="14.75cm" svg:y="5.7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1.25cm" svg:height="1.5cm" svg:x="14.75cm" svg:y="8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1.25cm" svg:height="1.5cm" svg:x="14.75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1.25cm" svg:height="1.5cm" svg:x="14.75cm" svg:y="13.7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1.25cm" svg:height="1.5cm" svg:x="14.75cm" svg:y="16.2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4.75cm" svg:height="13.2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6cm" svg:height="10.15cm" svg:x="3.4cm" svg:y="6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6cm" svg:height="10.15cm" svg:x="11.5cm" svg:y="6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6cm" svg:height="10.15cm" svg:x="19.65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75cm" svg:height="1.5cm" svg:x="2.45cm" svg:y="2.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5.75cm" svg:height="2.05cm" svg:x="2cm" svg:y="8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1.25cm" svg:x="9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5cm" svg:height="1.25cm" svg:x="1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5cm" svg:height="1.25cm" svg:x="18.2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5cm" svg:height="1.25cm" svg:x="23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5cm" svg:height="1.25cm" svg:x="4.5cm" svg:y="9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5.75cm" svg:height="10.05cm" svg:x="2cm" svg:y="8.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2.95cm" svg:y="10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3cm" svg:y="1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2.95cm" svg:y="14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2.95cm" svg:y="16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15.25cm" svg:y="10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15.3cm" svg:y="1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15.25cm" svg:y="14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.05cm" svg:height="1.5cm" svg:x="15.25cm" svg:y="16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20:05.987410780</meta:creation-date>
    <dc:date>2025-09-10T22:29:59.768542671</dc:date>
    <meta:editing-duration>PT1H17M25S</meta:editing-duration>
    <meta:editing-cycles>2</meta:editing-cycles>
    <meta:generator>LibreOffice/24.2.7.2$Linux_X86_64 LibreOffice_project/420$Build-2</meta:generator>
    <meta:document-statistic meta:object-count="43"/>
  </office:meta>
</office:document-meta>
</file>